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7ad" officeooo:paragraph-rsid="0006b7a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Abrir terminal con comando: Ctrl + Alt + T</text:p>
      <text:p text:style-name="P1">2- Dirigirse a la carpeta “/opt/lampp” corriendo el comando: cd /opt/lampp</text:p>
      <text:p text:style-name="P1">3- Abrir el gestor de archivos, con el comando: sudo nautilus .</text:p>
      <text:p text:style-name="P1">4- Abrir el archivo programa.run haciendo doble clic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0:08:46.883976329</meta:creation-date>
    <dc:date>2023-01-13T20:12:44.684832027</dc:date>
    <meta:editing-duration>PT3M58S</meta:editing-duration>
    <meta:editing-cycles>1</meta:editing-cycles>
    <meta:document-statistic meta:table-count="0" meta:image-count="0" meta:object-count="0" meta:page-count="1" meta:paragraph-count="4" meta:word-count="41" meta:character-count="235" meta:non-whitespace-character-count="198"/>
    <meta:generator>LibreOffice/7.3.7.2$Linux_X86_64 LibreOffice_project/30$Build-2</meta:generator>
  </office:meta>
</office:document-meta>
</file>